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d2dcb" officeooo:paragraph-rsid="001d2dcb"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1d2dcb" officeooo:paragraph-rsid="001d2dcb"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4pt" fo:font-weight="bold" officeooo:rsid="001d2dcb" officeooo:paragraph-rsid="001d2dcb"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d2dcb" officeooo:paragraph-rsid="001e6579"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8pt" fo:font-weight="bold" officeooo:rsid="001d2dcb" officeooo:paragraph-rsid="001d2dcb"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font-weight="bold" officeooo:rsid="001d2dcb" officeooo:paragraph-rsid="001d2dcb" style:font-size-asian="10.5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normal" officeooo:rsid="001d2dcb" officeooo:paragraph-rsid="001d2dc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e6579" officeooo:paragraph-rsid="001d2dc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e6579" officeooo:paragraph-rsid="001e657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4pt" fo:font-weight="bold" officeooo:rsid="001d2dcb" officeooo:paragraph-rsid="001e6579"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d2dcb" officeooo:paragraph-rsid="002019b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2019bf" officeooo:paragraph-rsid="001e6579" style:font-size-asian="14pt" style:font-weight-asian="bold" style:font-size-complex="14pt" style:font-weight-complex="bold"/>
    </style:style>
    <style:style style:name="T1" style:family="text">
      <style:text-properties fo:font-size="12pt" fo:font-weight="normal" officeooo:rsid="001e6579" style:font-size-asian="10.5pt" style:font-weight-asian="normal" style:font-size-complex="12pt" style:font-weight-complex="normal"/>
    </style:style>
    <style:style style:name="T2" style:family="text">
      <style:text-properties fo:font-size="12pt" fo:font-weight="normal" officeooo:rsid="002019bf" style:font-size-asian="10.5pt" style:font-weight-asian="normal" style:font-size-complex="12pt" style:font-weight-complex="normal"/>
    </style:style>
    <style:style style:name="T3" style:family="text">
      <style:text-properties fo:font-size="12pt" officeooo:rsid="001e6579" style:font-size-asian="10.5pt" style:font-size-complex="12pt"/>
    </style:style>
    <style:style style:name="T4" style:family="text">
      <style:text-properties fo:font-size="12pt" officeooo:rsid="002019bf" style:font-size-asian="10.5pt" style:font-size-complex="12pt"/>
    </style:style>
    <style:style style:name="T5" style:family="text">
      <style:text-properties fo:font-weight="bold" style:font-weight-asian="bold" style:font-weight-complex="bold"/>
    </style:style>
    <style:style style:name="T6" style:family="text">
      <style:text-properties officeooo:rsid="001e6579"/>
    </style:style>
    <style:style style:name="T7" style:family="text">
      <style:text-properties officeooo:rsid="002019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ain Beeckaert</text:p>
      <text:p text:style-name="P1"/>
      <text:p text:style-name="P1"/>
      <text:p text:style-name="P1"/>
      <text:p text:style-name="P1"/>
      <text:p text:style-name="P1"/>
      <text:p text:style-name="P1"/>
      <text:p text:style-name="P1"/>
      <text:p text:style-name="P1"/>
      <text:p text:style-name="P1"/>
      <text:p text:style-name="P1"/>
      <text:p text:style-name="P1">Cahier des charge</text:p>
      <text:p text:style-name="P1">version M.V.P</text:p>
      <text:p text:style-name="P1">de vulgari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mmaire</text:p>
      <text:p text:style-name="P1"/>
      <text:p text:style-name="P3">1 : M.V.P : Plateforme, Métier, Originalité :…………………………………..1</text:p>
      <text:p text:style-name="P3">2 : M.V.P : Plateforme :….…...…………………………………………….…..2</text:p>
      <text:p text:style-name="P3">3 : M.V.P : <text:s/>Métier :………..…………………………………………………....3</text:p>
      <text:p text:style-name="P3">4 : M.V.P : Originalité :…………………………………………………………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M.V.P : Plateforme, Métier, Originalité</text:p>
      <text:p text:style-name="P5"/>
      <text:p text:style-name="P6"/>
      <text:p text:style-name="P7">Application web, de vulgarisation de scientifique, facile d’utilisation avec sont interface utilisateur intuitif</text:p>
      <text:p text:style-name="P7"/>
      <text:p text:style-name="P7"/>
      <text:p text:style-name="P7"><text:span text:style-name="T5">plateforme </text:span>: Application web.</text:p>
      <text:p text:style-name="P7"><text:span text:style-name="T5">Métier </text:span>: <text:s/>de vulgarisation de scientifique,</text:p>
      <text:p text:style-name="P7"><text:span text:style-name="T5">originalité</text:span> : facile d’utilisation avec sont interface utilisateur intuitif.</text:p>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V.P : Plateforme</text:p>
      <text:p text:style-name="P2"/>
      <text:p text:style-name="P3">besoin de la plateforme :</text:p>
      <text:p text:style-name="P3"><text:tab/></text:p>
      <text:p text:style-name="P3"><text:tab/><text:span text:style-name="T1">l’application web, sera coder en HTML, CSS, JAVASCRIPT. Avec le framework ReactJS pour l’ensemble. Es pour corriger les problème de référencement je vais utiliser NextJS.</text:span></text:p>
      <text:p text:style-name="P8"/>
      <text:p text:style-name="P9">Comme module annexe, je vais vais utiliser SASS pour une optimisation Du côté CSS, puis puis je vais peu être utiliser un module de typage comme Typescript. Après j’ai encore beaucoup de recherche a faire sur SASS es Typescript.</text:p>
      <text:p text:style-name="P9"/>
      <text:p text:style-name="P9"/>
      <text:p text:style-name="P4">besoin d<text:span text:style-name="T6">u coeur de métier</text:span> :</text:p>
      <text:p text:style-name="P4"/>
      <text:p text:style-name="P4"><text:tab/><text:span text:style-name="T1">besoin de plus me renseigner un peux plus en matière de web disgn moderne pour que sa sois intuitif et responcive j’ai besoin de consacrer un peu de mon temps e veille pour aussi me renseignée sur se qui marche dans le monde de la vulgarisation.</text:span></text:p>
      <text:p text:style-name="P12"><text:span text:style-name="T1"/></text:p>
      <text:p text:style-name="P11"><text:span text:style-name="T6">besoin du coeur d’ </text:span><text:span text:style-name="T7">originalité :</text:span></text:p>
      <text:p text:style-name="P11"/>
      <text:p text:style-name="P11"><text:tab/><text:span text:style-name="T2">j’ai besoin d’une interface dynamique, es ludique avec un espace utilisateur local pour pouvoir stoker les post dans une bibliothequ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3:29:23.253669153</meta:creation-date>
    <dc:date>2023-02-15T17:30:42.255036789</dc:date>
    <meta:editing-duration>PT50M13S</meta:editing-duration>
    <meta:editing-cycles>3</meta:editing-cycles>
    <meta:generator>LibreOffice/7.4.4.2$Linux_X86_64 LibreOffice_project/40$Build-2</meta:generator>
    <meta:document-statistic meta:table-count="0" meta:image-count="0" meta:object-count="0" meta:page-count="4" meta:paragraph-count="23" meta:word-count="223" meta:character-count="1456" meta:non-whitespace-character-count="1249"/>
  </office:meta>
</office:document-meta>
</file>